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font-size-complex="12pt"/>
    </style:style>
    <style:style style:name="P5" style:family="paragraph" style:parent-style-name="Normale">
      <style:text-properties fo:font-size="11pt" style:font-size-asian="11pt"/>
    </style:style>
    <style:style style:name="P6" style:family="paragraph" style:parent-style-name="Normale">
      <style:paragraph-properties fo:text-align="end" style:justify-single-word="false"/>
      <style:text-properties fo:font-size="11pt" style:font-size-asian="11pt"/>
    </style:style>
    <style:style style:name="P7" style:family="paragraph" style:parent-style-name="Normale">
      <style:paragraph-properties fo:text-align="justify" style:justify-single-word="false"/>
      <style:text-properties fo:font-size="11pt" style:font-size-asian="11pt" style:font-size-complex="11pt"/>
    </style:style>
    <style:style style:name="P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9"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0"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1" style:family="paragraph" style:parent-style-name="Normale">
      <style:paragraph-properties fo:margin-left="0cm" fo:margin-right="0cm" fo:text-align="justify" style:justify-single-word="false" fo:text-indent="1.251cm" style:auto-text-indent="false"/>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4" style:family="paragraph" style:parent-style-name="Normale">
      <style:paragraph-properties fo:margin-left="1.614cm" fo:margin-right="0cm" fo:text-align="justify" style:justify-single-word="false" fo:text-indent="0cm" style:auto-text-indent="false">
        <style:tab-stops/>
      </style:paragraph-properties>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Normale">
      <style:paragraph-properties fo:margin-left="0.635cm" fo:margin-right="0cm" fo:text-align="justify" style:justify-single-word="false" fo:text-indent="0cm" style:auto-text-indent="false" style:snap-to-layout-grid="false">
        <style:tab-stops/>
      </style:paragraph-properties>
      <style:text-properties fo:font-size="11pt" style:font-size-asian="11pt" style:font-size-complex="11pt"/>
    </style:style>
    <style:style style:name="P17"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8" style:family="paragraph" style:parent-style-name="Normale">
      <style:paragraph-properties fo:margin-left="0.635cm" fo:margin-right="0cm" fo:text-align="center" style:justify-single-word="false" fo:text-indent="0cm" style:auto-text-indent="false" style:snap-to-layout-grid="false">
        <style:tab-stops/>
      </style:paragraph-properties>
      <style:text-properties fo:font-size="11pt" style:font-size-asian="11pt" style:font-size-complex="11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style>
    <style:style style:name="P20" style:family="paragraph" style:parent-style-name="Rientro_20_corpo_20_del_20_testo">
      <style:paragraph-properties fo:margin-left="0cm" fo:margin-right="0cm" fo:text-indent="0cm" style:auto-text-indent="false"/>
    </style:style>
    <style:style style:name="P21"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2"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3"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4" style:family="paragraph" style:parent-style-name="Rientro_20_corpo_20_del_20_testo">
      <style:text-properties fo:font-size="11pt" fo:font-weight="normal" style:font-size-asian="11pt" style:font-weight-asian="normal" style:font-size-complex="11pt"/>
    </style:style>
    <style:style style:name="P25"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hyphenate="false"/>
    </style:style>
    <style:style style:name="P26" style:family="paragraph" style:parent-style-name="Normale">
      <style:paragraph-properties fo:text-align="justify" style:justify-single-word="false"/>
      <style:text-properties officeooo:paragraph-rsid="0018153d"/>
    </style:style>
    <style:style style:name="P27" style:family="paragraph" style:parent-style-name="Normale" style:list-style-name="L5">
      <style:paragraph-properties fo:text-align="justify" style:justify-single-word="false" fo:hyphenation-ladder-count="no-limit">
        <style:tab-stops>
          <style:tab-stop style:position="0cm"/>
        </style:tab-stops>
      </style:paragraph-properties>
      <style:text-properties fo:font-size="11pt" style:font-size-asian="11pt" style:font-size-complex="11pt" fo:hyphenate="false"/>
    </style:style>
    <style:style style:name="P28"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style>
    <style:style style:name="P29" style:family="paragraph" style:parent-style-name="Normale">
      <style:paragraph-properties>
        <style:tab-stops>
          <style:tab-stop style:position="-2.501cm" style:type="right"/>
        </style:tab-stops>
      </style:paragraph-properties>
      <style:text-properties fo:font-size="11pt" fo:font-weight="bold" officeooo:rsid="0018153d" officeooo:paragraph-rsid="0018153d" style:font-size-asian="11pt" style:font-weight-asian="bold" style:font-size-complex="11pt"/>
    </style:style>
    <style:style style:name="P30" style:family="paragraph" style:parent-style-name="Normale">
      <style:paragraph-properties fo:text-align="justify" style:justify-single-word="false"/>
      <style:text-properties officeooo:rsid="0018153d" officeooo:paragraph-rsid="0018153d"/>
    </style:style>
    <style:style style:name="P31" style:family="paragraph" style:parent-style-name="Normale" style:master-page-name="MPF0">
      <style:paragraph-properties style:page-number="auto" fo:break-before="page"/>
    </style:style>
    <style:style style:name="P32"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837c3" officeooo:paragraph-rsid="001837c3" style:font-size-asian="11pt" style:font-size-complex="11pt"/>
    </style:style>
    <style:style style:name="P33" style:family="paragraph" style:parent-style-name="Heading_20_1">
      <style:text-properties style:font-name="Times New Roman" style:font-name-complex="Times New Roman"/>
    </style:style>
    <style:style style:name="P34" style:family="paragraph">
      <style:paragraph-properties fo:text-align="justify"/>
    </style:style>
    <style:style style:name="P35"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8pt" style:font-size-asian="8pt" style:font-size-complex="8pt"/>
    </style:style>
    <style:style style:name="T4" style:family="text">
      <style:text-properties fo:font-size="8pt" officeooo:rsid="0018153d" style:font-size-asian="8pt" style:font-size-complex="8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name-asian="Arial Unicode MS"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fo:color="#000000" fo:font-size="11pt" style:font-size-asian="11pt" style:font-size-complex="11pt"/>
    </style:style>
    <style:style style:name="T13" style:family="text">
      <style:text-properties officeooo:rsid="0018153d"/>
    </style:style>
    <style:style style:name="T14" style:family="text">
      <style:text-properties style:font-name="Arial" fo:font-size="20pt" fo:font-weight="bold" style:font-size-asian="20pt" style:font-weight-asian="bold"/>
    </style:style>
    <style:style style:name="T15" style:family="text">
      <style:text-properties fo:font-size="16pt" fo:font-style="italic" style:font-size-asian="16pt" style:font-style-asian="italic"/>
    </style:style>
    <style:style style:name="T16" style:family="text">
      <style:text-properties fo:font-size="12pt" fo:font-style="italic" style:font-size-asian="12pt" style:font-style-asian="italic" style:font-style-complex="italic"/>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33LVL1" text:bullet-char="">
        <style:list-level-properties text:space-before="0.834cm" text:min-label-width="0.80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ella2" table:style-name="Tabella2">
        <table:table-column table:style-name="Tabella2.A"/>
        <table:table-column table:style-name="Tabella2.B"/>
        <table:table-row>
          <table:table-cell table:style-name="Tabella2.A1" office:value-type="string">
            <text:p text:style-name="P3">Protocollo n.</text:p>
          </table:table-cell>
          <table:table-cell table:style-name="Tabella2.A1" office:value-type="string">
            <text:p text:style-name="P3">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5">Rifer. a nota n. [numero] del [data_protocollo]</text:span></text:span></text:p>
          </table:table-cell>
          <table:table-cell table:style-name="Tabella3.A1" office:value-type="string">
            <text:p text:style-name="P6"/>
          </table:table-cell>
          <table:table-cell table:style-name="Tabella3.A1" office:value-type="string">
            <text:p text:style-name="P28">Al Sig. [richiedenti.nominativo;block=tbs:row]</text:p>
            <text:p text:style-name="P28">[richiedenti.indirizzo]</text:p>
            <text:p text:style-name="P28">[richiedenti.cap] [richiedenti.comune] ([richiedenti.provincia])</text:p>
            <text:p text:style-name="P28"/>
          </table:table-cell>
        </table:table-row>
        <table:table-row>
          <table:table-cell table:style-name="Tabella3.A1" office:value-type="string">
            <text:p text:style-name="P5">Allegati: //</text:p>
          </table:table-cell>
          <table:table-cell table:style-name="Tabella3.A1" office:value-type="string">
            <text:p text:style-name="P6"/>
          </table:table-cell>
          <table:table-cell table:style-name="Tabella3.A1" office:value-type="string">
            <text:p text:style-name="P28">Al [progettisti.nominativo;block=w:tr]</text:p>
            <text:p text:style-name="P28">[progettisti.indirizzo]</text:p>
            <text:p text:style-name="P29"><text:span text:style-name="Car._20_predefinito_20_paragrafo">[progettisti.cap] [progettisti.comune] ([progettisti.provincia])</text:span></text:p>
            <text:p text:style-name="P29"><text:span text:style-name="Car._20_predefinito_20_paragrafo"/></text:p>
          </table:table-cell>
        </table:table-row>
      </table:table>
      <text:p text:style-name="Normale"/>
      <text:p text:style-name="Normale"/>
      <table:table table:name="Tabella4" table:style-name="Tabella4">
        <table:table-column table:style-name="Tabella4.A"/>
        <table:table-column table:style-name="Tabella4.B"/>
        <table:table-row>
          <table:table-cell table:style-name="Tabella4.A1" office:value-type="string">
            <text:p text:style-name="P4">Ogget<text:span text:style-name="T13">to:</text:span></text:p>
          </table:table-cell>
          <table:table-cell table:style-name="Tabella4.A1" office:value-type="string">
            <text:p text:style-name="P1"><text:span text:style-name="Car._20_predefinito_20_paragrafo"><text:span text:style-name="T9">[oggetto] presso [ubicazione]. - Richiesta di chiarimenti in merito alla comunicazione presentata in data [data_presentazione]</text:span></text:span></text:p>
          </table:table-cell>
        </table:table-row>
      </table:table>
      <text:p text:style-name="P10"/>
      <text:p text:style-name="P11"><text:span text:style-name="Car._20_predefinito_20_paragrafo"><text:span text:style-name="T5">Si riscontra la comunicazione presentata in data </text:span></text:span><text:span text:style-name="Car._20_predefinito_20_paragrafo"><text:span text:style-name="T9">[data_presentazione] </text:span></text:span><text:span text:style-name="Car._20_predefinito_20_paragrafo"><text:span text:style-name="T5">e recepita agli atti al prot. n° [protocollo] del [data_protocollo] <text:s/>nella quale è stata data comunicazione dell'esecuzione di lavori presso l'unità immobiliare in oggetto, senza precisarne </text:span></text:span><text:span text:style-name="Car._20_predefinito_20_paragrafo"><text:span text:style-name="T8">la classificazione</text:span></text:span><text:span text:style-name="Car._20_predefinito_20_paragrafo"><text:span text:style-name="T5"> ai sensi della L.R. 16/08 e ss.mm.ii. e pertanto si precisa quanto segue:</text:span></text:span></text:p>
      <text:p text:style-name="P12"/>
      <text:list xml:id="list7851907205104390888" text:style-name="L5">
        <text:list-item>
          <text:p text:style-name="P25"><text:span text:style-name="Car._20_predefinito_20_paragrafo"><text:span text:style-name="T5">se le opere previste sono ricomprese nella </text:span></text:span><text:span text:style-name="Car._20_predefinito_20_paragrafo"><text:span text:style-name="T8">manutenzione ordinaria</text:span></text:span><text:span text:style-name="Car._20_predefinito_20_paragrafo"><text:span text:style-name="T5">, così come definita nell'art. 6 della Legge Regionale n.16 del 06/06/2008 e ss.mm.ii., detti lavori sono disciplinati dall'art. 21, comma 1 della suddetta legge come <text:s/>“ATTIVITA' EDILIZIA NON SOGGETTA A TITOLO ABILITATIVO (Manutenzione ordinaria)”.</text:span></text:span></text:p>
        </text:list-item>
      </text:list>
      <text:p text:style-name="P14"><text:span text:style-name="Car._20_predefinito_20_paragrafo"><text:span text:style-name="T5">In questo caso, è facoltativo presentate una comunicazione </text:span></text:span><text:span text:style-name="Car._20_predefinito_20_paragrafo"><text:span text:style-name="T12">(vedasi modello predisposto dal Settore scaricabile dal sito internet </text:span></text:span><text:a xlink:type="simple" xlink:href="http://www.comune.savona.it/" office:target-frame-name="_top" xlink:show="replace"><text:span text:style-name="Collegamento_20_ipertestuale">www.comune.savona.it</text:span></text:a><text:a xlink:type="simple" xlink:href="http://www.comune.savona.it/" office:target-frame-name="_top" xlink:show="replace"><text:span text:style-name="Collegamento_20_ipertestuale">)</text:span></text:a><text:span text:style-name="Car._20_predefinito_20_paragrafo"><text:span text:style-name="T5"> , ma resta inteso che i suddetti lavori s'intendono da <text:s/>compiersi <text:s/>nel rispetto del <text:s text:c="2"/>vigente <text:s/>Regolamento <text:s/>Edilizio</text:span></text:span><text:span text:style-name="Car._20_predefinito_20_paragrafo"><text:span text:style-name="T7"> </text:span></text:span><text:span text:style-name="Car._20_predefinito_20_paragrafo"><text:span text:style-name="T5">e delle <text:s/>norme <text:s/>di <text:s/>sicurezza <text:s/>ed <text:s/>igienico sanitarie e di settore.</text:span></text:span></text:p>
      <text:p text:style-name="P7"/>
      <text:list xml:id="list142715779158904" text:continue-numbering="true" text:style-name="L5">
        <text:list-item>
          <text:p text:style-name="P27">nel caso in cui le opere previste non sono ricomprese nella definizione di manutenzione ordinaria, di cui al punto precedente, occorre che provvediate alla presentazione di apposita pratica edilizia ai sensi della L.R. 16/08 e ss.mm.ii.</text:p>
        </text:list-item>
      </text:list>
      <text:p text:style-name="P7"/>
      <text:p text:style-name="P13">Alla luce di quanto sopra, si invita a chiarire la classificazione degli interventi in oggetto.</text:p>
      <text:p text:style-name="P15"/>
      <text:p text:style-name="P15">Distinti saluti.</text:p>
      <text:p text:style-name="P15"/>
      <table:table table:name="Tabella5" table:style-name="Tabella5">
        <table:table-column table:style-name="Tabella5.A"/>
        <table:table-column table:style-name="Tabella5.B"/>
        <table:table-row>
          <table:table-cell table:style-name="Tabella5.A1" office:value-type="string">
            <text:p text:style-name="P32">L'istruttore tecnico</text:p>
            <text:p text:style-name="P32">[istruttore_tecnico]</text:p>
          </table:table-cell>
          <table:table-cell table:style-name="Tabella5.A1" office:value-type="string">
            <text:p text:style-name="P16"/>
          </table:table-cell>
        </table:table-row>
        <table:table-row>
          <table:table-cell table:style-name="Tabella5.A1" office:value-type="string">
            <text:p text:style-name="P16"/>
          </table:table-cell>
          <table:table-cell table:style-name="Tabella5.A1" office:value-type="string">
            <text:p text:style-name="P18">Il <text:s/>Responsabile del Servizio Edilizia Privata</text:p>
            <text:p text:style-name="P17">Geom. Ivo Maffioli</text:p>
          </table:table-cell>
        </table:table-row>
      </table:table>
      <text:p text:style-name="Normale"><text:soft-page-break/></text:p>
      <text:p text:style-name="P5"/>
      <text:h text:style-name="P33" text:outline-level="1"/>
      <text:h text:style-name="P33"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23">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paragraph-rsid="0018153d"/>
    </style:style>
    <style:style style:name="MP6" style:family="paragraph" style:parent-style-name="Normale">
      <style:paragraph-properties fo:text-align="justify" style:justify-single-word="false"/>
      <style:text-properties officeooo:rsid="0018153d" officeooo:paragraph-rsid="0018153d"/>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T7" style:family="text">
      <style:text-properties fo:font-size="8pt" officeooo:rsid="0018153d" style:font-size-asian="8pt" style:font-size-complex="8pt"/>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utore tecnico:</text:p>
            </table:table-cell>
            <table:table-cell table:style-name="Tabella1.D2" office:value-type="string">
              <text:p text:style-name="MP5"><text:span text:style-name="Car._20_predefinito_20_paragrafo"><text:span text:style-name="MT7">[onload.istruttore_tecnico]</text:span></text:span></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6">[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27:00Z</meta:creation-date>
    <dc:date>2014-01-29T14:27:15.579000000</dc:date>
    <meta:print-date>2006-01-18T08:17:00Z</meta:print-date>
    <meta:editing-cycles>5</meta:editing-cycles>
    <meta:editing-duration>PT19M1S</meta:editing-duration>
    <meta:document-statistic meta:table-count="5" meta:image-count="0" meta:object-count="1" meta:page-count="2" meta:paragraph-count="63" meta:word-count="674" meta:character-count="4991" meta:non-whitespace-character-count="4359"/>
    <meta:template xlink:type="simple" xlink:actuate="onRequest" xlink:title="" xlink:href="./Doc%20chiarimenti%20ordinaria.dot"/>
  </office:meta>
</office:document-meta>
</file>